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3.247cm"/>
    </style:style>
    <style:style style:name="co7" style:family="table-column">
      <style:table-column-properties fo:break-before="auto" style:column-width="1.582cm"/>
    </style:style>
    <style:style style:name="co8" style:family="table-column">
      <style:table-column-properties fo:break-before="auto" style:column-width="2.348cm"/>
    </style:style>
    <style:style style:name="co9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6"/>
        <table:table-column table:style-name="co9" table:default-cell-style-name="Default"/>
        <table:table-row table:style-name="ro1">
          <table:table-cell/>
          <table:table-cell table:style-name="ce9" office:value-type="string" calcext:value-type="string" table:number-columns-spanned="8" table:number-rows-spanned="1">
            <text:p>ShieldClon 00-01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X DeSIG</text:p>
          </table:table-cell>
          <table:covered-table-cell table:style-name="Default"/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ds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Sbt Pads</text:p>
          </table:table-cell>
          <table:table-cell table:style-name="ce1" office:value-type="string" calcext:value-type="string">
            <text:p>LCS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White</text:p>
          </table:table-cell>
          <table:table-cell office:value-type="string" calcext:value-type="string">
            <text:p>1x6Px2,5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V5</text:p>
          </table:table-cell>
          <table:table-cell table:formula="of:=[.B4]*[.F4]" office:value-type="float" office:value="6" calcext:value-type="float">
            <text:p>6</text:p>
          </table:table-cell>
          <table:table-cell office:value-type="string" calcext:value-type="string">
            <text:p><text:a xlink:href="https://www.lcsc.com/product-detail/Pin-Headers_MOLEX-0022032131_C3329786.html" xlink:type="simple">C3329786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Red</text:p>
          </table:table-cell>
          <table:table-cell office:value-type="string" calcext:value-type="string">
            <text:p>1x6Px2,5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V6 </text:p>
          </table:table-cell>
          <table:table-cell table:formula="of:=[.B5]*[.F5]" office:value-type="float" office:value="6" calcext:value-type="float">
            <text:p>6</text:p>
          </table:table-cell>
          <table:table-cell office:value-type="string" calcext:value-type="string">
            <text:p><text:a xlink:href="https://www.lcsc.com/product-detail/Pin-Headers_Ckmtw-Shenzhen-Cankemeng-S108500006_C141437.html" xlink:type="simple">C1414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Black</text:p>
          </table:table-cell>
          <table:table-cell office:value-type="string" calcext:value-type="string">
            <text:p>1x6Px2,5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V7</text:p>
          </table:table-cell>
          <table:table-cell table:formula="of:=[.B6]*[.F6]" office:value-type="float" office:value="6" calcext:value-type="float">
            <text:p>6</text:p>
          </table:table-cell>
          <table:table-cell office:value-type="string" calcext:value-type="string">
            <text:p><text:a xlink:href="https://www.lcsc.com/product-detail/Pin-Headers_BOOMELE-Boom-Precision-Elec-C2337_C2337.html" xlink:type="simple">C23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White</text:p>
          </table:table-cell>
          <table:table-cell office:value-type="string" calcext:value-type="string">
            <text:p>1x7Px2,5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V2</text:p>
          </table:table-cell>
          <table:table-cell table:formula="of:=[.B7]*[.F7]" office:value-type="float" office:value="7" calcext:value-type="float">
            <text:p>7</text:p>
          </table:table-cell>
          <table:table-cell office:value-type="string" calcext:value-type="string">
            <text:p><text:a xlink:href="https://www.lcsc.com/product-detail/Pin-Headers_MOLEX-0022032131_C3329786.html" xlink:type="simple">C3329786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Red</text:p>
          </table:table-cell>
          <table:table-cell office:value-type="string" calcext:value-type="string">
            <text:p>1x7Px2,5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V3</text:p>
          </table:table-cell>
          <table:table-cell table:formula="of:=[.B8]*[.F8]" office:value-type="float" office:value="7" calcext:value-type="float">
            <text:p>7</text:p>
          </table:table-cell>
          <table:table-cell office:value-type="string" calcext:value-type="string">
            <text:p><text:a xlink:href="https://www.lcsc.com/product-detail/Pin-Headers_Ckmtw-Shenzhen-Cankemeng-S108500006_C141437.html" xlink:type="simple">C1414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Black</text:p>
          </table:table-cell>
          <table:table-cell office:value-type="string" calcext:value-type="string">
            <text:p>1x7Px2,5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V4</text:p>
          </table:table-cell>
          <table:table-cell table:formula="of:=[.B9]*[.F9]" office:value-type="float" office:value="7" calcext:value-type="float">
            <text:p>7</text:p>
          </table:table-cell>
          <table:table-cell office:value-type="string" calcext:value-type="string">
            <text:p><text:a xlink:href="https://www.lcsc.com/product-detail/Pin-Headers_BOOMELE-Boom-Precision-Elec-C2337_C2337.html" xlink:type="simple">C23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With cap</text:p>
          </table:table-cell>
          <table:table-cell office:value-type="string" calcext:value-type="string">
            <text:p>1x2Px2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2</text:p>
          </table:table-cell>
          <table:table-cell table:formula="of:=[.B10]*[.F10]" office:value-type="float" office:value="2" calcext:value-type="float">
            <text:p>2</text:p>
          </table:table-cell>
          <table:table-cell office:value-type="string" calcext:value-type="string">
            <text:p>C37607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JUMPER_JP1E</text:p>
          </table:table-cell>
          <table:table-cell office:value-type="string" calcext:value-type="string">
            <text:p>1x2Px2,54 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1</text:p>
          </table:table-cell>
          <table:table-cell table:formula="of:=[.B11]*[.F11]" office:value-type="float" office:value="2" calcext:value-type="float">
            <text:p>2</text:p>
          </table:table-cell>
          <table:table-cell office:value-type="string" calcext:value-type="string">
            <text:p><text:a xlink:href="https://www.lcsc.com/product-detail/Female-Headers_BOOMELE-Boom-Precision-Elec-C49661_C49661.html" xlink:type="simple">C49661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MA04-1</text:p>
          </table:table-cell>
          <table:table-cell office:value-type="string" calcext:value-type="string">
            <text:p>1x4Px2,54 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formula="of:=[.B12]*[.F12]" office:value-type="float" office:value="4" calcext:value-type="float">
            <text:p>4</text:p>
          </table:table-cell>
          <table:table-cell office:value-type="string" calcext:value-type="string">
            <text:p><text:a xlink:href="https://www.lcsc.com/product-detail/Female-Headers_BOOMELE-Boom-Precision-Elec-C2718488_C2718488.html" xlink:type="simple">C2718488</text:a>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, C4</text:p>
          </table:table-cell>
          <table:table-cell table:formula="of:=[.B13]*[.F13]" office:value-type="float" office:value="8" calcext:value-type="float">
            <text:p>8</text:p>
          </table:table-cell>
          <table:table-cell office:value-type="string" calcext:value-type="string">
            <text:p><text:a xlink:href="https://www.lcsc.com/product-detail/Ceramic-Disc-Capacitors_Dersonic-CC1H104ZA1PD3F5P3003_C353903.html" xlink:type="simple">C353903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7</text:p>
          </table:table-cell>
          <table:table-cell table:formula="of:=[.B14]*[.F14]" office:value-type="float" office:value="4" calcext:value-type="float">
            <text:p>4</text:p>
          </table:table-cell>
          <table:table-cell office:value-type="string" calcext:value-type="string">
            <text:p><text:a xlink:href="https://www.lcsc.com/product-detail/Through-Hole-Resistors_UNI-ROYAL-Uniroyal-Elec-CFR0W4J0103A50_C61299.html" xlink:type="simple">C61299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table:formula="of:=[.B15]*[.F15]" office:value-type="float" office:value="2" calcext:value-type="float">
            <text:p>2</text:p>
          </table:table-cell>
          <table:table-cell office:value-type="string" calcext:value-type="string">
            <text:p><text:a xlink:href="https://www.lcsc.com/product-detail/Through-Hole-Resistors_UNI-ROYAL-Uniroyal-Elec-CFR0W4J0183A50_C70811.html" xlink:type="simple">C70811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</text:p>
          </table:table-cell>
          <table:table-cell table:formula="of:=[.B16]*[.F16]" office:value-type="float" office:value="2" calcext:value-type="float">
            <text:p>2</text:p>
          </table:table-cell>
          <table:table-cell office:value-type="string" calcext:value-type="string">
            <text:p><text:a xlink:href="https://www.lcsc.com/product-detail/Through-Hole-Resistors_VO-CR1-4W-2-2-5-OT26_C2894548.html" xlink:type="simple">C2894548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5</text:p>
          </table:table-cell>
          <table:table-cell table:formula="of:=[.B17]*[.F17]" office:value-type="float" office:value="4" calcext:value-type="float">
            <text:p>4</text:p>
          </table:table-cell>
          <table:table-cell office:value-type="string" calcext:value-type="string">
            <text:p><text:a xlink:href="https://www.lcsc.com/product-detail/Through-Hole-Resistors_CCO-Chian-Chia-Elec-CF1-4W-2-2K-5-T_C120063.html" xlink:type="simple">C120063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6</text:p>
          </table:table-cell>
          <table:table-cell table:formula="of:=[.B18]*[.F18]" office:value-type="float" office:value="4" calcext:value-type="float">
            <text:p>4</text:p>
          </table:table-cell>
          <table:table-cell office:value-type="string" calcext:value-type="string">
            <text:p><text:a xlink:href="https://www.lcsc.com/product-detail/Through-Hole-Resistors_CCO-Chian-Chia-Elec-CF1-4W-4-7K-5-T_C120071.html" xlink:type="simple">C120071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2222</text:p>
          </table:table-cell>
          <table:table-cell office:value-type="string" calcext:value-type="string">
            <text:p>TO92-EBC-OV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, T2</text:p>
          </table:table-cell>
          <table:table-cell table:formula="of:=[.B19]*[.F19]" office:value-type="float" office:value="6" calcext:value-type="float">
            <text:p>6</text:p>
          </table:table-cell>
          <table:table-cell office:value-type="string" calcext:value-type="string">
            <text:p><text:a xlink:href="https://www.lcsc.com/product-detail/Bipolar-Transistors-BJT_Slkor-SLKORMICRO-Elec-2N2222A_C5330385.html" xlink:type="simple">C5330385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70u/16V</text:p>
          </table:table-cell>
          <table:table-cell office:value-type="string" calcext:value-type="string">
            <text:p>470uF 16V</text:p>
          </table:table-cell>
          <table:table-cell office:value-type="string" calcext:value-type="string">
            <text:p>E2,5-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formula="of:=[.B20]*[.F20]" office:value-type="float" office:value="2" calcext:value-type="float">
            <text:p>2</text:p>
          </table:table-cell>
          <table:table-cell office:value-type="string" calcext:value-type="string">
            <text:p><text:a xlink:href="https://www.lcsc.com/product-detail/Aluminum-Electrolytic-Capacitors-Leaded_SamYoung-Electronics-NXA-16V-470UF-10-12-5-5-0TP_C2842806.html" xlink:type="simple">C2842806</text:a>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K550/2</text:p>
          </table:table-cell>
          <table:table-cell office:value-type="string" calcext:value-type="string">
            <text:p>AK550/2 3,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1, X2, X3</text:p>
          </table:table-cell>
          <table:table-cell table:formula="of:=[.B21]*[.F21]" office:value-type="float" office:value="6" calcext:value-type="float">
            <text:p>6</text:p>
          </table:table-cell>
          <table:table-cell office:value-type="string" calcext:value-type="string">
            <text:p><text:a xlink:href="https://www.lcsc.com/product-detail/Screw-terminal_Ningbo-Xinlaiya-Elec-XY302V-3-5-2P_C784940.html" xlink:type="simple">C784940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BUZZER 12mm (7mm)</text:p>
          </table:table-cell>
          <table:table-cell office:value-type="string" calcext:value-type="string">
            <text:p>F/CM1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G1</text:p>
          </table:table-cell>
          <table:table-cell table:formula="of:=[.B22]*[.F22]" office:value-type="float" office:value="2" calcext:value-type="float">
            <text:p>2</text:p>
          </table:table-cell>
          <table:table-cell office:value-type="string" calcext:value-type="string">
            <text:p><text:a xlink:href="https://www.lcsc.com/product-detail/Buzzers_S-S-SUN-1295Y-0327-45P7-6_C2689171.html" xlink:type="simple">C2689171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Polyfuse 0.65A</text:p>
          </table:table-cell>
          <table:table-cell office:value-type="string" calcext:value-type="string">
            <text:p>TE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table:formula="of:=[.B23]*[.F23]" office:value-type="float" office:value="4" calcext:value-type="float">
            <text:p>4</text:p>
          </table:table-cell>
          <table:table-cell office:value-type="string" calcext:value-type="string">
            <text:p><text:a xlink:href="https://www.lcsc.com/product-detail/Resettable-Fuses_SCHURTER-PFRA-050_C1562414.html" xlink:type="simple">C1562414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6612FNG on PCB</text:p>
          </table:table-cell>
          <table:table-cell office:value-type="string" calcext:value-type="string">
            <text:p>TB6612F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B1</text:p>
          </table:table-cell>
          <table:table-cell table:formula="of:=[.B24]*[.F24]" office:value-type="float" office:value="16" calcext:value-type="float">
            <text:p>16</text:p>
          </table:table-cell>
          <table:table-cell table:style-name="ce7"/>
          <table:table-cell office:value-type="string" calcext:value-type="string">
            <text:p><text:a xlink:href="https://es.aliexpress.com/item/32223093678.html?spm=a2g0o.productlist.0.0.6dc1310cFoyi8t&amp;algo_pvid=e49b2c8d-82e7-4a4a-893b-e4da9ad87508&amp;algo_exp_id=e49b2c8d-82e7-4a4a-893b-e4da9ad87508-3&amp;pdp_ext_f=%7B%22sku_id%22%3A%2212000016463619296%22%7D&amp;pdp_npi=2%40dis%21EUR%21%210.62%21%21%211.44%21%21%402100bdd816590017927078573e0aa9%2112000016463619296%21sea" xlink:type="simple">Aliexpress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_PCB</text:p>
          </table:table-cell>
          <table:table-cell office:value-type="string" calcext:value-type="string">
            <text:p>Micro USB</text:p>
          </table:table-cell>
          <table:table-cell office:value-type="string" calcext:value-type="string">
            <text:p>MicroXNJ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B</text:p>
          </table:table-cell>
          <table:table-cell table:formula="of:=[.B25]*[.F25]" office:value-type="float" office:value="4" calcext:value-type="float">
            <text:p>4</text:p>
          </table:table-cell>
          <table:table-cell office:value-type="string" calcext:value-type="string">
            <text:p><text:a xlink:href="https://www.lcsc.com/product-detail/span-style-background-color-ff0-USB-span-Connectors_SHOU-HAN-MicroXNJ_C404969.html" xlink:type="simple">C404969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WS2812BTHT</text:p>
          </table:table-cell>
          <table:table-cell office:value-type="string" calcext:value-type="string">
            <text:p>NEOPIXEL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P2</text:p>
          </table:table-cell>
          <table:table-cell table:formula="of:=[.B26]*[.F26]" office:value-type="float" office:value="8" calcext:value-type="float">
            <text:p>8</text:p>
          </table:table-cell>
          <table:table-cell office:value-type="string" calcext:value-type="string">
            <text:p><text:a xlink:href="https://www.lcsc.com/product-detail/Light-Emitting-Diodes-LED_Worldsemi-WS2812B-B-W_C114586.html" xlink:type="simple">C114586</text:a></text:p>
          </table:table-cell>
          <table:table-cell/>
        </table:table-row>
        <table:table-row table:style-name="ro1">
          <table:table-cell/>
          <table:table-cell table:style-name="ce3" table:number-columns-repeated="7"/>
          <table:table-cell table:style-name="ce8"/>
          <table:table-cell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Charger/step up option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D05CV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 table:formula="of:=[.B29]*[.F29]" office:value-type="float" office:value="6" calcext:value-type="float">
            <text:p>6</text:p>
          </table:table-cell>
          <table:table-cell table:style-name="ce7"/>
          <table:table-cell office:value-type="string" calcext:value-type="string">
            <text:p><text:a xlink:href="https://es.aliexpress.com/i/32828274599.html" xlink:type="simple">https://es.aliexpress.com/i/32828274599.html</text:a></text:p>
          </table:table-cell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5"/>
          <table:table-cell table:style-name="ce14" office:value-type="string" calcext:value-type="string">
            <text:p>Total PADS</text:p>
          </table:table-cell>
          <table:table-cell table:style-name="ce14" table:formula="of:=SUM([.H4:.H29])" office:value-type="float" office:value="125" calcext:value-type="float">
            <text:p>125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date-style style:name="N10119" number:language="es" number:country="ES">
      <number:day number:style="long"/>
      <number:text>-</number:text>
      <number:month number:textual="true"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4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4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7P0"/>
    </number:number-style>
    <number:date-style style:name="N1011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20" number:language="es" number:country="ES">
      <number:month number:textual="true"/>
      <number:text>-</number:text>
      <number:year/>
    </number:dat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7:12:44.876000000</meta:creation-date>
    <dc:date>2023-05-05T17:40:44.453000000</dc:date>
    <meta:editing-duration>PT1H19M56S</meta:editing-duration>
    <meta:editing-cycles>6</meta:editing-cycles>
    <meta:generator>LibreOffice/7.5.0.3$Windows_X86_64 LibreOffice_project/c21113d003cd3efa8c53188764377a8272d9d6de</meta:generator>
    <meta:document-statistic meta:table-count="1" meta:cell-count="196" meta:object-count="0"/>
  </office:meta>
</office:document-meta>
</file>